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style="italic" officeooo:rsid="00217d4b" officeooo:paragraph-rsid="00217d4b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style="italic" officeooo:rsid="0026c828" officeooo:paragraph-rsid="0026c828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Arial" fo:font-size="8pt" fo:font-style="italic" officeooo:rsid="00228d37" officeooo:paragraph-rsid="00228d37" style:font-size-asian="8pt" style:font-style-asian="italic" style:font-size-complex="8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style="italic" officeooo:rsid="002e3636" officeooo:paragraph-rsid="002e3636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style="italic" officeooo:rsid="002f15be" officeooo:paragraph-rsid="002f15be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style="italic" officeooo:rsid="0030418c" officeooo:paragraph-rsid="0030418c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Arial" fo:font-size="8pt" fo:font-style="italic" officeooo:rsid="0023c569" officeooo:paragraph-rsid="0023c569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Arial" fo:font-size="7pt" fo:font-style="italic" officeooo:rsid="00389d30" officeooo:paragraph-rsid="00389d30" style:font-size-asian="7pt" style:font-style-asian="italic" style:font-size-complex="7pt" style:font-style-complex="italic"/>
    </style:style>
    <style:style style:name="P11" style:family="paragraph" style:parent-style-name="Table_20_Contents">
      <style:text-properties style:font-name="Arial" fo:font-size="7pt" fo:font-style="italic" officeooo:rsid="00389d30" officeooo:paragraph-rsid="004900bf" style:font-size-asian="7pt" style:font-style-asian="italic" style:font-size-complex="7pt" style:font-style-complex="italic"/>
    </style:style>
    <style:style style:name="P12" style:family="paragraph" style:parent-style-name="Paragraph">
      <style:paragraph-properties fo:text-align="start" style:justify-single-word="false"/>
      <style:text-properties officeooo:rsid="00487828" officeooo:paragraph-rsid="00493294"/>
    </style:style>
    <style:style style:name="P13" style:family="paragraph" style:parent-style-name="Paragraph">
      <style:paragraph-properties fo:text-align="start" style:justify-single-word="false"/>
      <style:text-properties officeooo:rsid="00487828" officeooo:paragraph-rsid="004f7879"/>
    </style:style>
    <style:style style:name="P14" style:family="paragraph" style:parent-style-name="Paragraph">
      <style:paragraph-properties fo:text-align="start" style:justify-single-word="false"/>
      <style:text-properties officeooo:rsid="00487828" officeooo:paragraph-rsid="0050fb11"/>
    </style:style>
    <style:style style:name="P15" style:family="paragraph" style:parent-style-name="Paragraph">
      <style:paragraph-properties fo:text-align="start" style:justify-single-word="false"/>
      <style:text-properties officeooo:rsid="00487828" officeooo:paragraph-rsid="00538635"/>
    </style:style>
    <style:style style:name="P16" style:family="paragraph" style:parent-style-name="Paragraph" style:master-page-name="Page">
      <style:paragraph-properties fo:text-align="center" style:justify-single-word="false" style:page-number="auto"/>
      <style:text-properties fo:font-weight="bold" officeooo:rsid="00487828" officeooo:paragraph-rsid="0048782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style="italic" officeooo:rsid="0049ebe5" officeooo:paragraph-rsid="0049ebe5" style:font-size-asian="8pt" style:font-style-asian="italic" style:font-size-complex="8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57a82e" style:font-size-asian="8pt" style:font-style-asian="italic" style:font-size-complex="8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style="italic" officeooo:rsid="003d8a75" officeooo:paragraph-rsid="0055d8ab" style:font-size-asian="8pt" style:font-style-asian="italic" style:font-size-complex="8pt" style:font-style-complex="italic"/>
    </style:style>
    <style:style style:name="P20" style:family="paragraph" style:parent-style-name="Table_20_Contents">
      <style:text-properties style:font-name="Arial" fo:font-size="8pt" fo:font-style="italic" officeooo:paragraph-rsid="00550b64" style:font-size-asian="8pt" style:font-style-asian="italic" style:font-size-complex="8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officeooo:paragraph-rsid="0056ed3c" style:font-size-asian="12.25pt" style:font-style-asian="italic" style:font-size-complex="14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style="italic" officeooo:paragraph-rsid="0056f91d" style:font-size-asian="12pt" style:font-style-asian="italic" style:font-size-complex="12pt" style:font-style-complex="italic"/>
    </style:style>
    <style:style style:name="T1" style:family="text">
      <style:text-properties officeooo:rsid="00493294"/>
    </style:style>
    <style:style style:name="T2" style:family="text">
      <style:text-properties officeooo:rsid="004b0653"/>
    </style:style>
    <style:style style:name="T3" style:family="text">
      <style:text-properties officeooo:rsid="004bc582"/>
    </style:style>
    <style:style style:name="T4" style:family="text">
      <style:text-properties officeooo:rsid="004f30c0"/>
    </style:style>
    <style:style style:name="T5" style:family="text">
      <style:text-properties officeooo:rsid="004fd6f6"/>
    </style:style>
    <style:style style:name="T6" style:family="text">
      <style:text-properties officeooo:rsid="0050fb11"/>
    </style:style>
    <style:style style:name="T7" style:family="text">
      <style:text-properties officeooo:rsid="005205bb"/>
    </style:style>
    <style:style style:name="T8" style:family="text">
      <style:text-properties officeooo:rsid="00538635"/>
    </style:style>
    <style:style style:name="T9" style:family="text">
      <style:text-properties officeooo:rsid="00545421"/>
    </style:style>
    <style:style style:name="T10" style:family="text">
      <style:text-properties officeooo:rsid="00550b64"/>
    </style:style>
    <style:style style:name="T11" style:family="text">
      <style:text-properties officeooo:rsid="0055d8ab"/>
    </style:style>
    <style:style style:name="T12" style:family="text">
      <style:text-properties officeooo:rsid="0056ed3c"/>
    </style:style>
    <style:style style:name="T13" style:family="text">
      <style:text-properties officeooo:rsid="0056f91d"/>
    </style:style>
    <style:style style:name="T14" style:family="text">
      <style:text-properties officeooo:rsid="0057a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ЗМІСТ</text:p>
      <text:p text:style-name="P12"><text:span text:style-name="T1">ВСТУП<text:tab/><text:tab/><text:tab/><text:tab/><text:tab/><text:tab/><text:tab/><text:tab/><text:tab/><text:tab/><text:tab/><text:tab/></text:span><text:span text:style-name="T2">5</text:span></text:p>
      <text:p text:style-name="P12"><text:span text:style-name="T1">1 АНАЛІЗ ІСНУЮЧИХ МЕТОДІВ ТА ЗАСОБІВ ПОБУДОВИ CLOUD-СИСТЕМ<text:tab/><text:tab/></text:span><text:span text:style-name="T2">8</text:span></text:p>
      <text:p text:style-name="P12"><text:span text:style-name="T1">2 ЛОГІЧНА СТРУКТУРА ТА ПРИНЦИПИ РОБОТИ МЕРЕЖІ</text:span><text:span text:style-name="T2"><text:tab/><text:tab/><text:tab/><text:tab/>10</text:span></text:p>
      <text:p text:style-name="P12"><text:span text:style-name="T1"><text:tab/>2.1 Базові принципи<text:tab/><text:tab/><text:tab/><text:tab/><text:tab/><text:tab/><text:tab/><text:tab/><text:tab/><text:tab/></text:span><text:span text:style-name="T3">10</text:span></text:p>
      <text:p text:style-name="P12"><text:span text:style-name="T1"><text:tab/>2.2 Авторизація<text:tab/><text:tab/><text:tab/><text:tab/><text:tab/><text:tab/><text:tab/><text:tab/><text:tab/><text:tab/></text:span><text:span text:style-name="T4">12</text:span></text:p>
      <text:p text:style-name="P12"><text:span text:style-name="T1"><text:tab/>2.3 Отримання даних<text:tab/><text:tab/><text:tab/><text:tab/><text:tab/><text:tab/><text:tab/><text:tab/><text:tab/></text:span><text:span text:style-name="T4">15</text:span></text:p>
      <text:p text:style-name="P12"><text:span text:style-name="T1"><text:tab/>2.4 Збереження даних<text:tab/><text:tab/><text:tab/><text:tab/><text:tab/><text:tab/><text:tab/><text:tab/><text:tab/></text:span><text:span text:style-name="T4">18</text:span></text:p>
      <text:p text:style-name="P12"><text:span text:style-name="T1"><text:tab/>2.5 Видалення даних<text:tab/><text:tab/><text:tab/><text:tab/><text:tab/><text:tab/><text:tab/><text:tab/><text:tab/></text:span><text:span text:style-name="T4">20</text:span></text:p>
      <text:p text:style-name="P12"><text:span text:style-name="T1"><text:tab/>2.6 Відмовостійкість системи<text:tab/><text:tab/><text:tab/><text:tab/><text:tab/><text:tab/><text:tab/><text:tab/></text:span><text:span text:style-name="T4">20</text:span></text:p>
      <text:p text:style-name="P12"><text:span text:style-name="T1"><text:tab/>2.7 Узагальнений опис мережі<text:tab/><text:tab/><text:tab/><text:tab/><text:tab/><text:tab/><text:tab/><text:tab/></text:span><text:span text:style-name="T4">21</text:span></text:p>
      <text:p text:style-name="P12"><text:span text:style-name="T1">3 ПРИНЦИПИ РОБОТИ ПРОГРАМНОГО ЗАБЕЗПЕЧЕННЯ ВУЗЛА<text:tab/><text:tab/><text:tab/><text:tab/></text:span><text:span text:style-name="T4">23</text:span></text:p>
      <text:p text:style-name="P12"><text:span text:style-name="T1">4 ФРАГМЕНТИ ПРОГРАМНОГО ЗАБЕЗПЕЧЕННЯ ВУЗЛА МЕРЕЖІ<text:tab/><text:tab/><text:tab/></text:span><text:span text:style-name="T4">31</text:span></text:p>
      <text:p text:style-name="P13"><text:span text:style-name="T1"><text:tab/>4.1 Підключення необхідних бібліотек<text:tab/><text:tab/><text:tab/><text:tab/><text:tab/><text:tab/><text:tab/></text:span><text:span text:style-name="T4">31</text:span></text:p>
      <text:p text:style-name="P13"><text:span text:style-name="T1"><text:tab/>4.2 Оголошення необхідних констант<text:tab/><text:tab/><text:tab/><text:tab/><text:tab/><text:tab/><text:tab/></text:span><text:span text:style-name="T4">31</text:span></text:p>
      <text:p text:style-name="P13"><text:span text:style-name="T1"><text:tab/>4.3 Ініціалізація програми вузла<text:tab/><text:tab/><text:tab/><text:tab/><text:tab/><text:tab/><text:tab/><text:tab/></text:span><text:span text:style-name="T4">31</text:span></text:p>
      <text:p text:style-name="P12"><text:span text:style-name="T1"><text:tab/>4.4 Процедура конвеєру для опрацювання подій<text:tab/><text:tab/><text:tab/><text:tab/><text:tab/><text:tab/></text:span><text:span text:style-name="T5">36</text:span></text:p>
      <text:p text:style-name="P12"><text:span text:style-name="T1"><text:tab/>4.5 Реалізація черги подій<text:tab/><text:tab/><text:tab/><text:tab/><text:tab/><text:tab/><text:tab/><text:tab/><text:tab/></text:span><text:span text:style-name="T6">37</text:span></text:p>
      <text:p text:style-name="P14"><text:span text:style-name="T1"><text:tab/><text:tab/>4.5.1 Реалізація структури події<text:tab/><text:tab/><text:tab/><text:tab/><text:tab/><text:tab/><text:tab/></text:span><text:span text:style-name="T6">37</text:span></text:p>
      <text:p text:style-name="P14"><text:span text:style-name="T1"><text:tab/><text:tab/>4.5.2 Функція створення події<text:tab/><text:tab/><text:tab/><text:tab/><text:tab/><text:tab/><text:tab/></text:span><text:span text:style-name="T6">37</text:span></text:p>
      <text:p text:style-name="P12"><text:span text:style-name="T1"><text:tab/><text:tab/>4.5.3 Процедура знищення черги подій<text:tab/><text:tab/><text:tab/><text:tab/><text:tab/><text:tab/></text:span><text:span text:style-name="T7">38</text:span></text:p>
      <text:p text:style-name="P12"><text:span text:style-name="T1"><text:tab/><text:tab/>4.5.4 Процедура додавання події у чергу<text:tab/><text:tab/><text:tab/><text:tab/><text:tab/><text:tab/></text:span><text:span text:style-name="T7">39</text:span></text:p>
      <text:p text:style-name="P12"><text:span text:style-name="T1"><text:tab/><text:tab/>4.5.5 Функція отримання події із черги<text:tab/><text:tab/><text:tab/><text:tab/><text:tab/><text:tab/></text:span><text:span text:style-name="T7">40</text:span></text:p>
      <text:p text:style-name="P12"><text:span text:style-name="T1"><text:tab/>4.6 Реалізація списку з'єднань<text:tab/><text:tab/><text:tab/><text:tab/><text:tab/><text:tab/><text:tab/><text:tab/></text:span><text:span text:style-name="T8">41</text:span></text:p>
      <text:p text:style-name="P15"><text:span text:style-name="T1"><text:tab/><text:tab/>4.6.1 Реалізація структури з'єднання<text:tab/><text:tab/><text:tab/><text:tab/><text:tab/><text:tab/></text:span><text:span text:style-name="T8">41</text:span></text:p>
      <text:p text:style-name="P15"><text:span text:style-name="T1"><text:tab/><text:tab/>4.6.2 Функція створення з'єднання<text:tab/><text:tab/><text:tab/><text:tab/><text:tab/><text:tab/><text:tab/></text:span><text:span text:style-name="T8">41</text:span></text:p>
      <text:p text:style-name="P12"><text:span text:style-name="T1"><text:tab/><text:tab/>4.6.3 Процедура переривання з'єднання<text:tab/><text:tab/><text:tab/><text:tab/><text:tab/><text:tab/></text:span><text:span text:style-name="T9">42</text:span></text:p>
      <text:p text:style-name="P12"><text:span text:style-name="T1"><text:tab/><text:tab/>4.6.4 Функція додавання з'єднання до списку<text:tab/><text:tab/><text:tab/><text:tab/><text:tab/></text:span><text:span text:style-name="T9">43</text:span></text:p>
      <text:p text:style-name="P12"><text:span text:style-name="T1"><text:tab/><text:tab/>4.6.5 Функція зміни типу з'єднання<text:tab/><text:tab/><text:tab/><text:tab/><text:tab/><text:tab/></text:span><text:span text:style-name="T9">44</text:span></text:p>
      <text:p text:style-name="P12"><text:span text:style-name="T1"><text:tab/><text:tab/>4.6.6 Функція отримання типу з'єднання<text:tab/><text:tab/><text:tab/><text:tab/><text:tab/><text:tab/></text:span><text:span text:style-name="T9">45</text:span></text:p>
      <text:p text:style-name="P12"><text:span text:style-name="T1"><text:tab/>4.7 Процедура авторизації<text:tab/><text:tab/><text:tab/><text:tab/><text:tab/><text:tab/><text:tab/><text:tab/><text:tab/></text:span><text:span text:style-name="T9">46</text:span></text:p>
      <text:p text:style-name="P12"><text:span text:style-name="T1"><text:tab/>4.8 Процедура видачі даних<text:tab/><text:tab/><text:tab/><text:tab/><text:tab/><text:tab/><text:tab/><text:tab/></text:span><text:span text:style-name="T9">4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agraph" style:family="paragraph" style:parent-style-name="Standard">
      <style:paragraph-properties fo:margin-left="0.1965in" fo:margin-right="0.1965in" fo:margin-top="0in" fo:margin-bottom="0in" style:contextual-spacing="false" fo:line-height="150%" style:register-true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1875in" table:align="margins" style:may-break-between-rows="false"/>
    </style:style>
    <style:style style:name="Table1.A" style:family="table-column">
      <style:table-column-properties style:column-width="0.2743in" style:rel-column-width="2499*"/>
    </style:style>
    <style:style style:name="Table1.B" style:family="table-column">
      <style:table-column-properties style:column-width="0.3917in" style:rel-column-width="3569*"/>
    </style:style>
    <style:style style:name="Table1.C" style:family="table-column">
      <style:table-column-properties style:column-width="0.9in" style:rel-column-width="8209*"/>
    </style:style>
    <style:style style:name="Table1.D" style:family="table-column">
      <style:table-column-properties style:column-width="0.5868in" style:rel-column-width="5351*"/>
    </style:style>
    <style:style style:name="Table1.F" style:family="table-column">
      <style:table-column-properties style:column-width="2.6854in" style:rel-column-width="24485*"/>
    </style:style>
    <style:style style:name="Table1.G" style:family="table-column">
      <style:table-column-properties style:column-width="0.5861in" style:rel-column-width="5345*"/>
    </style:style>
    <style:style style:name="Table1.H" style:family="table-column">
      <style:table-column-properties style:column-width="0.6653in" style:rel-column-width="6063*"/>
    </style:style>
    <style:style style:name="Table1.I" style:family="table-column">
      <style:table-column-properties style:column-width="0.7069in" style:rel-column-width="6445*"/>
    </style:style>
    <style:style style:name="Table1.1" style:family="table-row">
      <style:table-row-properties style:row-height="0.1965in"/>
    </style:style>
    <style:style style:name="Table1.A1" style:family="table-cell">
      <style:table-cell-properties style:vertical-align="middle" fo:background-color="transparent" fo:padding="0.0194in" fo:border-left="none" fo:border-right="none" fo:border-top="1.55pt solid #000000" fo:border-bottom="1.5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194in" fo:border-left="1.55pt solid #000000" fo:border-right="none" fo:border-top="1.55pt solid #000000" fo:border-bottom="1.5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194in" fo:border-left="none" fo:border-right="none" fo:border-top="none" fo:border-bottom="1.5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194in" fo:border-left="1.55pt solid #000000" fo:border-right="none" fo:border-top="none" fo:border-bottom="1.55pt solid #000000">
        <style:background-image/>
      </style:table-cell-properties>
    </style:style>
    <style:style style:name="Table1.F4" style:family="table-cell">
      <style:table-cell-properties style:vertical-align="middle" fo:background-color="transparent" fo:padding="0.0194in" fo:border-left="1.55pt solid #000000" fo:border-right="none" fo:border-top="none" fo:border-bottom="none">
        <style:background-image/>
      </style:table-cell-properties>
    </style:style>
    <style:style style:name="Table1.A8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4pt" fo:font-style="italic" officeooo:paragraph-rsid="0056ed3c" style:font-size-asian="12.25pt" style:font-style-asian="italic" style:font-size-complex="14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fo:font-style="italic" officeooo:rsid="00217d4b" officeooo:paragraph-rsid="00217d4b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style="italic" officeooo:rsid="0026c828" officeooo:paragraph-rsid="0026c828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style:font-name="Arial" fo:font-size="8pt" fo:font-style="italic" officeooo:rsid="00228d37" officeooo:paragraph-rsid="00228d37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style:font-name="Arial" fo:font-size="7pt" fo:font-style="italic" officeooo:rsid="00389d30" officeooo:paragraph-rsid="00389d30" style:font-size-asian="7pt" style:font-style-asian="italic" style:font-size-complex="7pt" style:font-style-complex="italic"/>
    </style:style>
    <style:style style:name="MP7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12pt" fo:font-style="italic" officeooo:paragraph-rsid="0056f91d" style:font-size-asian="12pt" style:font-style-asian="italic" style:font-size-complex="12pt" style:font-style-complex="italic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8pt" fo:font-style="italic" officeooo:rsid="002e3636" officeooo:paragraph-rsid="002e3636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8pt" fo:font-style="italic" officeooo:rsid="002f15be" officeooo:paragraph-rsid="002f15be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style="italic" officeooo:rsid="0030418c" officeooo:paragraph-rsid="0030418c" style:font-size-asian="8pt" style:font-style-asian="italic" style:font-size-complex="8pt" style:font-style-complex="italic"/>
    </style:style>
    <style:style style:name="MP12" style:family="paragraph" style:parent-style-name="Table_20_Contents">
      <style:paragraph-properties fo:text-align="center" style:justify-single-word="false"/>
      <style:text-properties style:font-name="Arial" fo:font-size="8pt" fo:font-style="italic" officeooo:rsid="0049ebe5" officeooo:paragraph-rsid="0049ebe5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text-align="center" style:justify-single-word="false"/>
      <style:text-properties style:font-name="Arial" fo:font-size="8pt" fo:font-style="italic" officeooo:rsid="003d8a75" officeooo:paragraph-rsid="0055d8ab" style:font-size-asian="8pt" style:font-style-asian="italic" style:font-size-complex="8pt" style:font-style-complex="italic"/>
    </style:style>
    <style:style style:name="MP14" style:family="paragraph" style:parent-style-name="Table_20_Contents">
      <style:text-properties style:font-name="Arial" fo:font-size="8pt" fo:font-style="italic" officeooo:paragraph-rsid="00550b64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57a82e" style:font-size-asian="8pt" style:font-style-asian="italic" style:font-size-complex="8pt" style:font-style-complex="italic"/>
    </style:style>
    <style:style style:name="MP16" style:family="paragraph" style:parent-style-name="Table_20_Contents">
      <style:text-properties style:font-name="Arial" fo:font-size="8pt" fo:font-style="italic" officeooo:rsid="0023c569" officeooo:paragraph-rsid="0023c569" style:font-size-asian="8pt" style:font-style-asian="italic" style:font-size-complex="8pt" style:font-style-complex="italic"/>
    </style:style>
    <style:style style:name="MP17" style:family="paragraph" style:parent-style-name="Table_20_Contents">
      <style:text-properties style:font-name="Arial" fo:font-size="7pt" fo:font-style="italic" officeooo:rsid="00389d30" officeooo:paragraph-rsid="004900bf" style:font-size-asian="7pt" style:font-style-asian="italic" style:font-size-complex="7pt" style:font-style-complex="italic"/>
    </style:style>
    <style:style style:name="MT1" style:family="text">
      <style:text-properties officeooo:rsid="0056ed3c"/>
    </style:style>
    <style:style style:name="MT2" style:family="text">
      <style:text-properties officeooo:rsid="0056f91d"/>
    </style:style>
    <style:style style:name="MT3" style:family="text">
      <style:text-properties officeooo:rsid="0055d8ab"/>
    </style:style>
    <style:style style:name="MT4" style:family="text">
      <style:text-properties officeooo:rsid="00550b64"/>
    </style:style>
    <style:style style:name="MT5" style:family="text">
      <style:text-properties officeooo:rsid="0057a82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2in" fo:margin-bottom="0.252in" fo:margin-left="0.7874in" fo:margin-right="0.252in" fo:border="1.56pt solid #000000" fo:padding-top="0.1965in" fo:padding-bottom="0in" fo:padding-left="0in" fo:padding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svg:height="1.5752in" fo:margin-left="0in" fo:margin-right="0in" fo:margin-top="0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7902in" fo:margin-right="0.25in" fo:border="1.56pt solid #000000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svg:height="0.59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/>
    <style:master-page style:name="Page" style:page-layout-name="Mpm2" style:next-style-name="Pages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column table:style-name="Table1.H"/>
          <table:table-column table:style-name="Table1.I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table:number-rows-spanned="3" table:number-columns-spanned="4" office:value-type="string">
              <text:p text:style-name="MP2"><text:span text:style-name="MT1">ЧДТУ 139101.007 ПЗ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3">Зм.</text:p>
            </table:table-cell>
            <table:table-cell table:style-name="Table1.B2" office:value-type="string">
              <text:p text:style-name="MP3">Лист</text:p>
            </table:table-cell>
            <table:table-cell table:style-name="Table1.B2" office:value-type="string">
              <text:p text:style-name="MP4">№ докум.</text:p>
            </table:table-cell>
            <table:table-cell table:style-name="Table1.B2" office:value-type="string">
              <text:p text:style-name="MP4">Підпис</text:p>
            </table:table-cell>
            <table:table-cell table:style-name="Table1.B2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5">Розроб.</text:p>
            </table:table-cell>
            <table:covered-table-cell/>
            <table:table-cell table:style-name="Table1.B2" office:value-type="string">
              <text:p text:style-name="MP6">Вишня М. І.</text:p>
            </table:table-cell>
            <table:table-cell table:style-name="Table1.B2" office:value-type="string">
              <text:p text:style-name="MP7"/>
            </table:table-cell>
            <table:table-cell table:style-name="Table1.B2" office:value-type="string">
              <text:p text:style-name="MP7"/>
            </table:table-cell>
            <table:table-cell table:style-name="Table1.F4" table:number-rows-spanned="5" office:value-type="string">
              <text:p text:style-name="MP8"><text:span text:style-name="MT2">Програмне забезпечення “Cloud” сховища даних</text:span></text:p>
            </table:table-cell>
            <table:table-cell table:style-name="Table1.B2" office:value-type="string">
              <text:p text:style-name="MP9">Літ.</text:p>
            </table:table-cell>
            <table:table-cell table:style-name="Table1.B2" office:value-type="string">
              <text:p text:style-name="MP10">Лист</text:p>
            </table:table-cell>
            <table:table-cell table:style-name="Table1.B2" office:value-type="string">
              <text:p text:style-name="MP11">Листів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5">Перев.</text:p>
            </table:table-cell>
            <table:covered-table-cell/>
            <table:table-cell table:style-name="Table1.B2" office:value-type="string">
              <text:p text:style-name="MP6">Рудницький В. М.</text:p>
            </table:table-cell>
            <table:table-cell table:style-name="Table1.B2" office:value-type="string">
              <text:p text:style-name="MP7"/>
            </table:table-cell>
            <table:table-cell table:style-name="Table1.B2" office:value-type="string">
              <text:p text:style-name="MP7"/>
            </table:table-cell>
            <table:covered-table-cell/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2">3</text:p>
            </table:table-cell>
            <table:table-cell table:style-name="Table1.B2" office:value-type="string">
              <text:p text:style-name="MP13"><text:span text:style-name="MT3">70</text:span>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14"><text:span text:style-name="MT4">Реценз.</text:span></text:p>
            </table:table-cell>
            <table:covered-table-cell/>
            <table:table-cell table:style-name="Table1.B2" office:value-type="string">
              <text:p text:style-name="MP7"/>
            </table:table-cell>
            <table:table-cell table:style-name="Table1.B2" office:value-type="string">
              <text:p text:style-name="MP7"/>
            </table:table-cell>
            <table:table-cell table:style-name="Table1.B2" office:value-type="string">
              <text:p text:style-name="MP7"/>
            </table:table-cell>
            <table:covered-table-cell/>
            <table:table-cell table:style-name="Table1.F4" table:number-rows-spanned="3" table:number-columns-spanned="3" office:value-type="string">
              <text:p text:style-name="MP15"><text:span text:style-name="MT5">Кафедра системного програмування</text:span></text:p>
              <text:p text:style-name="MP15"><text:span text:style-name="MT5">група СП-906</text:span></text:p>
            </table:table-cell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16">Н. контр.</text:p>
            </table:table-cell>
            <table:covered-table-cell/>
            <table:table-cell table:style-name="Table1.B2" office:value-type="string">
              <text:p text:style-name="MP17">Рудницький В. М.</text:p>
            </table:table-cell>
            <table:table-cell table:style-name="Table1.B2" office:value-type="string">
              <text:p text:style-name="MP7"/>
            </table:table-cell>
            <table:table-cell table:style-name="Table1.B2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8" table:number-columns-spanned="2" office:value-type="string">
              <text:p text:style-name="MP16">Затв.</text:p>
            </table:table-cell>
            <table:covered-table-cell/>
            <table:table-cell table:style-name="Table1.F4" office:value-type="string">
              <text:p text:style-name="MP7"/>
            </table:table-cell>
            <table:table-cell table:style-name="Table1.F4" office:value-type="string">
              <text:p text:style-name="MP7"/>
            </table:table-cell>
            <table:table-cell table:style-name="Table1.F4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Pages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11:09:48</meta:creation-date>
    <meta:generator>LibreOffice/4.0.2.2$Linux_x86 LibreOffice_project/400m0$Build-2</meta:generator>
    <dc:date>2013-06-10T10:31:56</dc:date>
    <meta:editing-duration>PT45M28S</meta:editing-duration>
    <meta:editing-cycles>65</meta:editing-cycles>
    <meta:document-statistic meta:table-count="1" meta:image-count="0" meta:object-count="0" meta:page-count="1" meta:paragraph-count="54" meta:word-count="206" meta:character-count="1546" meta:non-whitespace-character-count="1170"/>
  </office:meta>
</office:document-meta>
</file>